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2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24" style:family="table-cell" style:parent-style-name="Default">
      <style:text-properties fo:font-size="10.5pt" style:font-size-asian="10.5pt" style:font-size-complex="10.5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5"/>
        <table:table-column table:style-name="co2" table:default-cell-style-name="ce75"/>
        <table:table-column table:style-name="co1" table:number-columns-repeated="3" table:default-cell-style-name="ce82"/>
        <table:table-column table:style-name="co3" table:default-cell-style-name="Default"/>
        <table:table-column table:style-name="co4" table:default-cell-style-name="Default"/>
        <table:table-column table:style-name="co5" table:default-cell-style-name="ce82"/>
        <table:table-column table:style-name="co6" table:default-cell-style-name="Default"/>
        <table:table-column table:style-name="co1" table:default-cell-style-name="ce82"/>
        <table:table-column table:style-name="co7" table:default-cell-style-name="ce82"/>
        <table:table-column table:style-name="co1" table:number-columns-repeated="4" table:default-cell-style-name="Default"/>
        <table:table-column table:style-name="co1" table:number-columns-repeated="2" table:default-cell-style-name="ce75"/>
        <table:table-column table:style-name="co8" table:default-cell-style-name="ce75"/>
        <table:table-column table:style-name="co1" table:default-cell-style-name="ce82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15"/>
          <table:covered-table-cell table:style-name="ce11"/>
          <table:covered-table-cell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6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M007</text:p>
          </table:table-cell>
          <table:table-cell table:style-name="ce83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MANNAN</text:p>
          </table:table-cell>
          <table:covered-table-cell table:style-name="ce1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14413" calcext:value-type="float" table:number-columns-spanned="1" table:number-rows-spanned="2">
            <text:p>114413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50" table:formula="of:=([.M10]-[.H9])" office:value-type="float" office:value="120362" calcext:value-type="float" table:number-columns-spanned="1" table:number-rows-spanned="2">
            <text:p>120362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number-columns-repeated="2"/>
          <table:covered-table-cell table:style-name="ce15"/>
          <table:covered-table-cell table:style-name="ce25"/>
          <table:table-cell table:style-name="ce27"/>
          <table:covered-table-cell table:style-name="ce15"/>
          <table:table-cell table:number-columns-repeated="4"/>
          <table:table-cell table:style-name="ce77" office:value-type="string" calcext:value-type="string" table:number-columns-spanned="1" table:number-rows-spanned="2">
            <text:p>S.NO.</text:p>
          </table:table-cell>
          <table:table-cell table:style-name="ce77" office:value-type="string" calcext:value-type="string" table:number-columns-spanned="1" table:number-rows-spanned="2">
            <text:p>DATE</text:p>
          </table:table-cell>
          <table:table-cell table:style-name="ce77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8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89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9"/>
          <table:table-cell table:number-columns-repeated="2"/>
          <table:covered-table-cell table:number-columns-repeated="3" table:style-name="ce78"/>
          <table:covered-table-cell table:style-name="ce84"/>
          <table:covered-table-cell table:style-name="ce36"/>
          <table:covered-table-cell table:style-name="ce84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1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84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/>
          <table:covered-table-cell table:style-name="ce15"/>
          <table:table-cell table:number-columns-repeated="2"/>
          <table:table-cell table:style-name="ce17" table:formula="of:=SUM([.C$1:.C$1048576])" office:value-type="float" office:value="17" calcext:value-type="float">
            <text:p>17</text:p>
          </table:table-cell>
          <table:table-cell/>
          <table:table-cell table:style-name="ce22" table:formula="of:=SUM([.K$1:.K$1048576])" office:value-type="float" office:value="0" calcext:value-type="float">
            <text:p>0</text:p>
          </table:table-cell>
          <table:table-cell/>
          <table:table-cell table:style-name="ce104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7499" calcext:value-type="float">
            <text:p>7499</text:p>
          </table:table-cell>
          <table:table-cell table:formula="of:=([.T9]*[.S9])" office:value-type="float" office:value="7499" calcext:value-type="float">
            <text:p>7499</text:p>
          </table:table-cell>
        </table:table-row>
        <table:table-row table:style-name="ro1">
          <table:table-cell table:number-columns-repeated="12"/>
          <table:table-cell table:style-name="ce50" table:formula="of:=SUM([.U$1:.U$1048576])" office:value-type="float" office:value="120362" calcext:value-type="float" table:number-columns-spanned="2" table:number-rows-spanned="2">
            <text:p>12036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9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2">
          <table:table-cell table:style-name="ce77" office:value-type="string" calcext:value-type="string" table:number-columns-spanned="1" table:number-rows-spanned="2">
            <text:p>S.NO.</text:p>
          </table:table-cell>
          <table:table-cell table:style-name="ce76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QTY.</text:p>
          </table:table-cell>
          <table:table-cell table:style-name="ce83" office:value-type="string" calcext:value-type="string" table:number-columns-spanned="1" table:number-rows-spanned="2">
            <text:p>RATE</text:p>
          </table:table-cell>
          <table:table-cell table:style-name="ce8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97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78"/>
          <table:covered-table-cell table:number-columns-repeated="3" table:style-name="ce84"/>
          <table:table-cell table:number-columns-repeated="3"/>
          <table:table-cell table:style-name="ce89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A 3/32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7499" calcext:value-type="float">
            <text:p>7499</text:p>
          </table:table-cell>
          <table:table-cell table:formula="of:=([.T13]*[.S13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8999" calcext:value-type="float">
            <text:p>8999</text:p>
          </table:table-cell>
          <table:table-cell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5]*[.C15])" office:value-type="float" office:value="7499" calcext:value-type="float">
            <text:p>74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250" calcext:value-type="float">
            <text:p>1250</text:p>
          </table:table-cell>
          <table:table-cell table:formula="of:=([.T15]*[.S15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250" calcext:value-type="float">
            <text:p>1250</text:p>
          </table:table-cell>
          <table:table-cell table:formula="of:=([.T16]*[.S16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250" calcext:value-type="float">
            <text:p>1250</text:p>
          </table:table-cell>
          <table:table-cell table:formula="of:=([.T17]*[.S17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GOLD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550" calcext:value-type="float">
            <text:p>1550</text:p>
          </table:table-cell>
          <table:table-cell table:formula="of:=([.T18]*[.S18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9]*[.C19])" office:value-type="float" office:value="8999" calcext:value-type="float">
            <text:p>8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550" calcext:value-type="float">
            <text:p>1550</text:p>
          </table:table-cell>
          <table:table-cell table:formula="of:=([.T19]*[.S19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GURU 1200 BLACK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0]*[.C20])" office:value-type="float" office:value="1250" calcext:value-type="float">
            <text:p>125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MUSIC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550" calcext:value-type="float">
            <text:p>1550</text:p>
          </table:table-cell>
          <table:table-cell table:formula="of:=([.T20]*[.S20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1]*[.C21])" office:value-type="float" office:value="1250" calcext:value-type="float">
            <text:p>125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VIVO Y20G 4/64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2990" calcext:value-type="float">
            <text:p>12990</text:p>
          </table:table-cell>
          <table:table-cell table:formula="of:=([.T21]*[.S21])" office:value-type="float" office:value="12990" calcext:value-type="float">
            <text:p>129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2]*[.C22])" office:value-type="float" office:value="1250" calcext:value-type="float">
            <text:p>12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4999" calcext:value-type="float">
            <text:p>14999</text:p>
          </table:table-cell>
          <table:table-cell table:formula="of:=([.T22]*[.S22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GURU FM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3]*[.C23])" office:value-type="float" office:value="1550" calcext:value-type="float">
            <text:p>15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3490" calcext:value-type="float">
            <text:p>13490</text:p>
          </table:table-cell>
          <table:table-cell table:formula="of:=([.T23]*[.S23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GURU FM BLU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4]*[.C24])" office:value-type="float" office:value="1550" calcext:value-type="float">
            <text:p>1550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GURU FM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5]*[.C25])" office:value-type="float" office:value="1550" calcext:value-type="float">
            <text:p>1550</text:p>
          </table:table-cell>
          <table:table-cell table:number-columns-repeated="11"/>
          <table:table-cell table:style-name="ce32"/>
          <table:table-cell table:number-columns-repeated="2"/>
          <table:table-cell table:style-name="ce8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MUSIC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6]*[.C26])" office:value-type="float" office:value="1550" calcext:value-type="float">
            <text:p>1550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VO Y20G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formula="of:=([.D27]*[.C27])" office:value-type="float" office:value="12990" calcext:value-type="float">
            <text:p>1299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8]*[.C28])" office:value-type="float" office:value="14999" calcext:value-type="float">
            <text:p>14999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29]*[.C29])" office:value-type="float" office:value="13490" calcext:value-type="float">
            <text:p>1349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 table:number-rows-repeated="104854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69"/>
        <table:table-column table:style-name="co1" table:default-cell-style-name="Default"/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11"/>
          <table:table-cell table:style-name="ce64" office:value-type="string" calcext:value-type="string" table:number-columns-spanned="3" table:number-rows-spanned="2">
            <text:p>ADVANCE INFO COMMUNICATION</text:p>
          </table:table-cell>
          <table:covered-table-cell table:style-name="ce64"/>
          <table:covered-table-cell table:style-name="ce67"/>
          <table:table-cell table:style-name="ce116"/>
          <table:table-cell table:style-name="ce124"/>
          <table:table-cell table:style-name="ce67" table:number-columns-repeated="3"/>
          <table:table-cell table:style-name="ce124" table:number-columns-repeated="1015"/>
        </table:table-row>
        <table:table-row table:style-name="ro1">
          <table:table-cell table:style-name="ce75"/>
          <table:covered-table-cell table:number-columns-repeated="3"/>
          <table:table-cell table:number-columns-repeated="1020"/>
        </table:table-row>
        <table:table-row table:style-name="ro1">
          <table:table-cell table:style-name="ce75"/>
          <table:table-cell table:number-columns-repeated="1023"/>
        </table:table-row>
        <table:table-row table:style-name="ro1">
          <table:table-cell table:style-name="ce76" office:value-type="string" calcext:value-type="string" table:number-columns-spanned="1" table:number-rows-spanned="2">
            <text:p>BRANCH</text:p>
          </table:table-cell>
          <table:table-cell table:style-name="ce65" office:value-type="string" calcext:value-type="string" table:number-columns-spanned="2" table:number-rows-spanned="2">
            <text:p>QSM007</text:p>
          </table:table-cell>
          <table:covered-table-cell table:style-name="ce65"/>
          <table:table-cell table:style-name="ce83" office:value-type="string" calcext:value-type="string" table:number-columns-spanned="1" table:number-rows-spanned="2">
            <text:p>NAME</text:p>
          </table:table-cell>
          <table:table-cell table:style-name="ce118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12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5"/>
          <table:table-cell table:number-columns-repeated="4"/>
          <table:table-cell table:style-name="ce89"/>
          <table:table-cell table:style-name="ce12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97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5"/>
          <table:table-cell table:style-name="ce66" office:value-type="string" calcext:value-type="string" table:number-columns-spanned="3" table:number-rows-spanned="2">
            <text:p>SELLS</text:p>
          </table:table-cell>
          <table:covered-table-cell table:style-name="ce66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25"/>
          <table:table-cell table:style-name="ce83" office:value-type="string" calcext:value-type="string" table:number-columns-spanned="1" table:number-rows-spanned="2">
            <text:p>DATE</text:p>
          </table:table-cell>
          <table:table-cell table:style-name="ce83" office:value-type="string" calcext:value-type="string" table:number-columns-spanned="1" table:number-rows-spanned="2">
            <text:p>TO BRANCH</text:p>
          </table:table-cell>
          <table:table-cell table:style-name="ce77" office:value-type="string" calcext:value-type="string" table:number-columns-spanned="1" table:number-rows-spanned="2">
            <text:p>PHONE</text:p>
          </table:table-cell>
          <table:table-cell table:style-name="ce125"/>
          <table:table-cell table:number-columns-repeated="1014"/>
        </table:table-row>
        <table:table-row table:style-name="ro1">
          <table:table-cell table:style-name="ce83" office:value-type="string" calcext:value-type="string" table:number-columns-spanned="1" table:number-rows-spanned="2">
            <text:p>DATE</text:p>
          </table:table-cell>
          <table:table-cell table:style-name="ce83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SOLD TO</text:p>
          </table:table-cell>
          <table:table-cell table:style-name="ce83" office:value-type="string" calcext:value-type="string" table:number-columns-spanned="1" table:number-rows-spanned="2">
            <text:p>IMEI NO.</text:p>
          </table:table-cell>
          <table:table-cell table:style-name="ce11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84"/>
          <table:covered-table-cell table:style-name="ce78"/>
          <table:table-cell table:style-name="ce125"/>
          <table:table-cell table:number-columns-repeated="1014"/>
        </table:table-row>
        <table:table-row table:style-name="ro1">
          <table:covered-table-cell table:number-columns-repeated="4" table:style-name="ce84"/>
          <table:covered-table-cell table:style-name="ce120"/>
          <table:table-cell table:number-columns-repeated="1019"/>
        </table:table-row>
        <table:table-row table:style-name="ro1">
          <table:table-cell table:style-name="ce104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REDMI 9A 3/32 BLACK</text:p>
          </table:table-cell>
          <table:table-cell table:number-columns-repeated="2"/>
          <table:table-cell table:style-name="ce121" office:value-type="string" calcext:value-type="string">
            <text:p>PENDING</text:p>
          </table:table-cell>
          <table:table-cell table:number-columns-repeated="1019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>
          <table:table-cell table:style-name="ce104"/>
          <table:table-cell table:number-columns-repeated="3"/>
          <table:table-cell table:style-name="ce122"/>
          <table:table-cell table:number-columns-repeated="1019"/>
        </table:table-row>
        <table:table-row table:style-name="ro1">
          <table:table-cell table:style-name="ce104"/>
          <table:table-cell table:number-columns-repeated="3"/>
          <table:table-cell table:style-name="ce123"/>
          <table:table-cell table:number-columns-repeated="1019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4:15:43.452026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03T14:16:41.152080904</dc:date>
    <meta:editing-duration>PT21M12S</meta:editing-duration>
    <meta:editing-cycles>11</meta:editing-cycles>
    <meta:generator>LibreOffice/7.0.5.2$Linux_X86_64 LibreOffice_project/00$Build-2</meta:generator>
    <meta:document-statistic meta:table-count="2" meta:cell-count="239" meta:object-count="0"/>
  </office:meta>
</office:document-meta>
</file>